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70c4"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62695" style:font-style-asian="normal" style:font-weight-asian="normal" style:font-style-complex="normal" style:font-weight-complex="normal"/>
    </style:style>
    <style:style style:name="T6" style:family="text">
      <style:text-properties fo:font-style="normal" fo:font-weight="normal" officeooo:rsid="0019811e" style:font-style-asian="normal" style:font-weight-asian="normal" style:font-style-complex="normal" style:font-weight-complex="normal"/>
    </style:style>
    <style:style style:name="T7" style:family="text">
      <style:text-properties officeooo:rsid="00162695"/>
    </style:style>
    <style:style style:name="T8" style:family="text">
      <style:text-properties fo:font-weight="bold" style:font-weight-asian="bold" style:font-weight-complex="bold"/>
    </style:style>
    <style:style style:name="T9" style:family="text">
      <style:text-properties officeooo:rsid="001670c4"/>
    </style:style>
    <style:style style:name="T10" style:family="text">
      <style:text-properties officeooo:rsid="001885c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 <text:span text:style-name="T9">rev3</text:span></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2378304840102657054" text:style-name="L1">
        <text:list-item>
          <text:p text:style-name="P7">This device contains lead-<text:span text:style-name="T7">free</text:span> (Pb) in all solder joints <text:span text:style-name="T7">but was not assembled in a lead-free environment</text:span>. Be sure to wash your hands after handling so you do not ingest any residue on your hands.</text:p>
        </text:list-item>
        <text:list-item>
          <text:p text:style-name="P7">This adapter has only been tested at room temperatures, at standard humidity levels. As such, there is no guaranteed operation outside of these conditions.</text:p>
        </text:list-item>
        <text:list-item>
          <text:p text:style-name="P7">This product contains ESD sensitive devices. Refrain from touching any of the surface mount components soldered to the board, unless you are taking proper ESD safety precautions.</text:p>
        </text:list-item>
      </text:list>
      <text:p text:style-name="P1"/>
      <text:p text:style-name="P1"/>
      <text:p text:style-name="P1">Additional Resources</text:p>
      <text:p text:style-name="P3"/>
      <text:p text:style-name="P3">You can find lots of instrument communication <text:span text:style-name="T7">Python </text:span>code at github.com/Galvant/InstrumentKit where <text:span text:style-name="T7">a consistent API is provided across several specific and generic instruments. This library is not specific to this GPIBUSB adapter and works with a variety of connections including serial, tcpip, through VISA, unix filelikes (eg /dev/usbtmc0), and of course, this adapter.</text:span></text:p>
      <text:p text:style-name="P3"/>
      <text:p text:style-name="P3">Some <text:span text:style-name="T10">additional</text:span>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Visit our website at galvant.ca, 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positories for everyone else to use!</text:p>
      <text:p text:style-name="P6">Quickstart – Windows</text:p>
      <text:list xml:id="list1785421422329159072" text:style-name="L2">
        <text:list-item>
          <text:p text:style-name="P8">Plug adapter into free USB port. Windows 7 <text:span text:style-name="T10">should</text:span> automatically download the required drivers. If your version of Windows does not automatically download the drivers, visit ftdichip.com/FTDrivers.htm and download and install the “Virtual COM Port” driver.</text:p>
        </text:list-item>
        <text:list-item>
          <text:p text:style-name="P8">Find which COM port your adapter is. You can find this information in the Windows device manager (right click Computer -&gt; Properties -&gt; Device Manager). Look for the entry with FTDI in the name.</text:p>
        </text:list-item>
        <text:list-item>
          <text:p text:style-name="P8">Download a serial terminal client such as Termite (compuphase.com/software_termite.htm)</text:p>
        </text:list-item>
        <text:list-item>
          <text:p text:style-name="P8">Follow communication steps below.</text:p>
        </text:list-item>
      </text:list>
      <text:p text:style-name="P3"/>
      <text:p text:style-name="P1">Quickstart – Linux</text:p>
      <text:list xml:id="list893331495800787101" text:style-name="L3">
        <text:list-item>
          <text:p text:style-name="P9"><text:span text:style-name="T1">Make sure you are running a version </text:span><text:span text:style-name="T2">3.0.0-19</text:span><text:span text:style-name="T1"> or greater Linux kernel. To check this type </text:span><text:span text:style-name="T3">uname -a</text:span><text:span text:style-name="T4"> into the terminal. Most modern Linux distributions will already be using </text:span><text:span text:style-name="T6">this</text:span><text:span text:style-name="T4">. It is highly recommended that you upgrade to the latest </text:span><text:span text:style-name="T6">distribution version (and thus </text:span><text:span text:style-name="T4">kernel</text:span><text:span text:style-name="T6">)</text:span><text:span text:style-name="T4"> to ensure operation.</text:span></text:p>
        </text:list-item>
        <text:list-item>
          <text:p text:style-name="P9"><text:span text:style-name="T4">Add your user to the </text:span><text:span text:style-name="T3">dialout</text:span><text:span text:style-name="T4"> usergroup. Type </text:span><text:span text:style-name="T3">usermod -a -G dialout name</text:span><text:span text:style-name="T4"> where you replace name with your username. Restart computer to make sure this takes effect. This ensures that your account can read and write to serial ports.</text:span></text:p>
        </text:list-item>
        <text:list-item>
          <text:p text:style-name="P9"><text:span text:style-name="T4">Plug adapter into a free USB port, and find what the port name is. Most of the time it will be /dev/ttyUSB0. To find this, type </text:span><text:span text:style-name="T3">ls /dev | grep ttyUSB </text:span><text:span text:style-name="T4">into the terminal.</text:span></text:p>
        </text:list-item>
        <text:list-item>
          <text:p text:style-name="P11">Use a serial terminal program to connect to the adapter. Some examples include Putty and Minicom.</text:p>
        </text:list-item>
        <text:list-item>
          <text:p text:style-name="P11">Follow communication steps below.</text:p>
        </text:list-item>
      </text:list>
      <text:p text:style-name="P4"/>
      <text:p text:style-name="P5">Communication</text:p>
      <text:list xml:id="list2992460827929869602" text:style-name="L4">
        <text:list-item>
          <text:p text:style-name="P12">Set your program to <text:span text:style-name="T8">460800</text:span> baud and termination to CR. If you are not able to set the termination character, be sure to add a CR (carriage return, \r) to all communications. <text:span text:style-name="T7">This baud rate is not an option in the Terminite dropdown list and you must manually type it in the field.</text:span></text:p>
        </text:list-item>
        <text:list-item>
          <text:p text:style-name="P12">Connect GPIBUSB to instrument(s). <text:span text:style-name="T7">Ensure that the red LED is off</text:span>. This ensures that the adapter has correctly taken control of the attached instrument(s).</text:p>
        </text:list-item>
        <text:list-item>
          <text:p text:style-name="P10"><text:span text:style-name="T4">Use the command +test (with a CR at the end) to check that everything is working. If the adapter responds with </text:span><text:span text:style-name="T3">testing\n\r</text:span><text:span text:style-name="T4"> then everything has been setup, and you are connected to the instrument(s).</text:span></text:p>
        </text:list-item>
        <text:list-item>
          <text:p text:style-name="P10"><text:span text:style-name="T4">Set your target instrument by sending </text:span><text:span text:style-name="T3">+a:1</text:span><text:span text:style-name="T4"> where 1 is replaced with the GPIB address of your target instrument. If automating communication in a script, it is recommended that you include a slight delay (0.02sec) between successive commands.</text:span></text:p>
        </text:list-item>
        <text:list-item>
          <text:p text:style-name="P10"><text:span text:style-name="T4">Send your command of interest. A good test on most instruments is </text:span><text:span text:style-name="T3">*idn?</text:span><text:span text:style-name="T4"> . If your </text:span><text:span text:style-name="T5">query</text:span><text:span text:style-name="T4"> ends in a question mark, the adapter will automatically get the instrument response and write it to the computer.</text:span></text:p>
        </text:list-item>
        <text:list-item>
          <text:p text:style-name="P10"><text:span text:style-name="T4">For older instruments, your query might not end with a question mark. In this case send the command </text:span><text:span text:style-name="T3">+read</text:span><text:span text:style-name="T4"> to force the adapter to read the instrument response </text:span><text:span text:style-name="T5">by putting the instrument into talk mode</text:span><text:span text:style-name="T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4-01-13T12:15:26.795000000</dc:date>
    <meta:editing-duration>PT3H48M17S</meta:editing-duration>
    <meta:editing-cycles>22</meta:editing-cycles>
    <meta:generator>LibreOffice/4.1.0.4$Windows_x86 LibreOffice_project/89ea49ddacd9aa532507cbf852f2bb22b1ace28</meta:generator>
    <meta:document-statistic meta:table-count="0" meta:image-count="0" meta:object-count="0" meta:page-count="2" meta:paragraph-count="33" meta:word-count="796" meta:character-count="4914" meta:non-whitespace-character-count="4164"/>
  </office:meta>
</office:document-meta>
</file>